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3" style:family="paragraph" style:parent-style-name="Standard">
      <style:text-properties style:font-name="Latin Modern Roman" officeooo:rsid="0022ef6b" officeooo:paragraph-rsid="002d6040" style:font-name-complex="Latin Modern Roman"/>
    </style:style>
    <style:style style:name="P4"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5" style:family="paragraph" style:parent-style-name="Quotations">
      <style:text-properties style:font-name="Samanata" style:font-name-complex="Samanata"/>
    </style:style>
    <style:style style:name="P6"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7"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8"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9" style:family="paragraph" style:parent-style-name="Quotations">
      <style:paragraph-properties fo:margin-top="0cm" fo:margin-bottom="0.101cm" loext:contextual-spacing="false">
        <style:tab-stops>
          <style:tab-stop style:position="7.11cm"/>
          <style:tab-stop style:position="11.509cm"/>
        </style:tab-stops>
      </style:paragraph-properties>
      <style:text-properties style:font-name="Samanata" fo:font-size="12pt" officeooo:paragraph-rsid="002d6040" style:font-size-asian="12pt" style:font-name-complex="Samanata" style:font-size-complex="12pt"/>
    </style:style>
    <style:style style:name="P10"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2ef6b" style:font-name-complex="Latin Modern Roman"/>
    </style:style>
    <style:style style:name="P11"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e29c4" style:font-name-complex="Latin Modern Roman"/>
    </style:style>
    <style:style style:name="P12"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2e29c4" style:font-name-complex="Latin Modern Roman" loext:shadow="none"/>
    </style:style>
    <style:style style:name="P13"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2e29c4"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2585b3"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officeooo:rsid="002ccf9d"/>
    </style:style>
    <style:style style:name="T7" style:family="text">
      <style:text-properties style:font-name="Latin Modern Roman" officeooo:rsid="002585b3" style:font-name-complex="Latin Modern Roman"/>
    </style:style>
    <style:style style:name="T8" style:family="text">
      <style:text-properties officeooo:rsid="002585b3"/>
    </style:style>
    <style:style style:name="T9" style:family="text">
      <style:text-properties style:use-window-font-color="true" style:font-name="Latin Modern Roman" officeooo:rsid="002585b3" style:font-name-complex="Latin Modern Roman"/>
    </style:style>
    <style:style style:name="T10" style:family="text">
      <style:text-properties style:use-window-font-color="true" style:font-name="Samanata" style:font-name-complex="Samanata"/>
    </style:style>
    <style:style style:name="T11" style:family="text">
      <style:text-properties style:use-window-font-color="true" officeooo:rsid="002585b3"/>
    </style:style>
    <style:style style:name="T12" style:family="text">
      <style:text-properties style:use-window-font-color="true" fo:font-style="italic" style:font-style-asian="italic" style:font-style-complex="italic"/>
    </style:style>
    <style:style style:name="T13" style:family="text">
      <style:text-properties style:use-window-font-color="true" officeooo:rsid="002b7f74"/>
    </style:style>
    <style:style style:name="T14" style:family="text">
      <style:text-properties fo:font-style="italic" style:font-style-asian="italic" style:font-style-complex="italic"/>
    </style:style>
    <style:style style:name="T15" style:family="text">
      <style:text-properties fo:font-size="8pt" fo:font-style="normal" style:font-size-asian="8pt" style:font-style-asian="normal" style:font-size-complex="8pt" style:font-style-complex="normal"/>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9pt" fo:font-style="normal" style:font-size-asian="9pt" style:font-style-asian="normal" style:font-size-complex="9pt" style:font-style-complex="normal"/>
    </style:style>
    <style:style style:name="T18" style:family="text">
      <style:text-properties officeooo:rsid="002a1e6e"/>
    </style:style>
    <style:style style:name="T19" style:family="text">
      <style:text-properties officeooo:rsid="002b7f74"/>
    </style:style>
    <style:style style:name="T20" style:family="text">
      <style:text-properties officeooo:rsid="002d6040"/>
    </style:style>
    <style:style style:name="T21" style:family="text">
      <style:text-properties officeooo:rsid="002fcbf2"/>
    </style:style>
    <style:style style:name="T22" style:family="text">
      <style:text-properties officeooo:rsid="002585b3" style:font-name-complex="Samanat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18">3</text:span> – Sutka <text:span text:style-name="T20">1:59</text:span></text:p>
      <text:p text:style-name="P9">वया इदग्ने अग्नयस्ते अन्ये तवे विश्वे अम्र्ता मादयन्ते | वैश्वानर नाभिरसि कषितीनां सथूणेव जनानुपमिद ययन्थ || १ ||</text:p>
      <text:p text:style-name="P9">मूर्धा दिवो नाभिरग्निः पर्थिव्या अथाभवदरती रोदस्योः | तं तवा देवासो.अजनयन्त देवं वैश्वानर जयोतिरिदार्याय || २ ||</text:p>
      <text:p text:style-name="P9">आ सूर्ये न रश्मयो धरुवासो वैश्वानरे दधिरे.अग्ना वसूनि | या पर्वतेष्वोषधीष्वप्सु या मानुषेष्वसि तस्य राजा || ३ ||</text:p>
      <text:p text:style-name="P9">बर्हती इव सूनवे रोदसी गिरो होता मनुष्यो न दक्षः | सवर्वते <text:span text:style-name="T1">सत्य</text:span>शुष्माय पूर्वीर्वैश्वानराय नर्तमाय यह्वीः || ४ ||</text:p>
      <text:p text:style-name="P9">दिवश्चित ते बर्हतो जातवेदो वैश्वानर पर रिरिचे महित्वम | राजा कर्ष्टीनामसि मानुषीणां युधा देवेभ्यो वरिवश्चकर्थ || ५ ||</text:p>
      <text:p text:style-name="P9">पर नू महित्वं वर्षभस्य वोचं यं पूरवो वर्त्रहणं सचन्ते | वैश्वानरो दस्युमग्निर्जघन्वानधूनोत काष्ठा अव शम्बरं भेत || ६ ||</text:p>
      <text:p text:style-name="P9">वैश्वानरो महिम्ना विश्वक्र्ष्टिर्भरद्वाजेषु यजतो विभावा | शातवनेये शतिनीभिरग्निः पुरुणीथे जरते सून्र्तावान || ७ ||</text:p>
      <text:p text:style-name="P4">Padapatha for sloka <text:span text:style-name="T20">4</text:span>:</text:p>
      <text:p text:style-name="P5">बृहतीइवेतिबृहती-इव | सूनवे | रोदसी इति | गिरः | होता | मनुष्यः | न | दक्षः | स्वः-वते | <text:span text:style-name="T1">सत्य</text:span>-शुष्माय | पूवीर्ः | वैश्वानराय | नृ-तमाय | यह्वीः <text:s/></text:p>
      <text:p text:style-name="P3">Interpretation: <text:span text:style-name="T2">सत्य</text:span><text:span text:style-name="T10">-शुष्म</text:span> is <text:span text:style-name="T8">a compound word made up of </text:span><text:span text:style-name="T3">सत्य</text:span><text:span text:style-name="T9"> and </text:span><text:span text:style-name="T10">शुष्म</text:span><text:span text:style-name="T7"> (“</text:span><text:span text:style-name="T20">strength, vigour</text:span><text:span text:style-name="T7">”). The whole word is an attribute of </text:span><text:span text:style-name="T22">अग्नि</text:span> → “<text:span text:style-name="T19">Agni, [whose] strength [is]</text:span> <text:span text:style-name="T1">satya</text:span>”</text:p>
      <text:p text:style-name="P7">Compatibility with the ideas of :</text:p>
      <text:list xml:id="list2401674167" text:style-name="L1">
        <text:list-item>
          <text:p text:style-name="P10">Truth / real / <text:span text:style-name="T21">truthfulness</text:span> : <text:tab/><text:span text:style-name="T8">No</text:span></text:p>
        </text:list-item>
        <text:list-item>
          <text:p text:style-name="P10">Trust / Trustworthiness : <text:tab/><text:span text:style-name="T8">No</text:span></text:p>
        </text:list-item>
        <text:list-item>
          <text:p text:style-name="P11">Weight / importance / Significance : <text:tab/>Yes → “<text:span text:style-name="T19">Agni</text:span><text:span text:style-name="T11">, [whose] </text:span><text:span text:style-name="T13">strength</text:span><text:span text:style-name="T11"> </text:span><text:span text:style-name="T6">is significant</text:span>”</text:p>
        </text:list-item>
      </text:list>
      <text:p text:style-name="P8">Translations:</text:p>
      <text:list xml:id="list3143857935" text:style-name="L2">
        <text:list-item>
          <text:p text:style-name="P12"><text:span text:style-name="T16">As the great World-halves, so are their Son's praises; skilled, as a man, to act, is he the Herald. Vaiśvānara, celestial, </text:span><text:span text:style-name="T5">truly</text:span><text:span text:style-name="T16"> mighty, most manly One, hath many a youthful consort.</text:span><text:span text:style-name="T17"> Ralph T. H. Griffith, [1896]</text:span></text:p>
        </text:list-item>
        <text:list-item>
          <text:p text:style-name="P13"><text:span text:style-name="T12">Like the two lofty world-halves for their son [=Agni], like Manu’s skill, the human Hotar (brings) hymns—many (hymns), (like) exuberant maidens—for him possessed of the sun, him whose bluster is </text:span><text:span text:style-name="T4">real</text:span><text:span text:style-name="T12">, for the most manly Vaiśvānara.</text:span><text:span text:style-name="T14"> </text:span><text:span text:style-name="T15">S. W. Jamison / J. P. Brereton [2014]</text:span></text:p>
        </text:list-item>
      </text:list>
      <text:p text:style-name="P6"><text:soft-page-break/>Cheat-sheet:</text:p>
      <text:p text:style-name="P2">1. The other fires are just twigs of you, Agni. In you do all the immortals bring themselves to euphoria. Vaiśvānara, you are the navel of the settlements. Like a pillar, as prop you hold the peoples fast.</text:p>
      <text:p text:style-name="P2">2. The head of heaven, the navel of the earth is Agni. And he became the spoked wheel of the two world-halves. You did the gods beget as god, Vaiśvānara, as light just for the Ārya (people).</text:p>
      <text:p text:style-name="P2">3. Like the rays (placed) firm in the sun, in Vaiśvānara, in Agni have goods been placed—those that are in the mountains, in the plants, in the waters, that are among men—of (all) this you are king.</text:p>
      <text:p text:style-name="P2">4. Like the two lofty world-halves for their son [=Agni], like Manu’s skill, the human Hotar (brings) hymns—</text:p>
      <text:p text:style-name="P2">many (hymns), (like) exuberant maidens—for him possessed of the sun, him whose bluster is real, for the most manly Vaiśvānara.</text:p>
      <text:p text:style-name="P2">5. Even beyond lofty heaven does your greatness project, o Jātavedas Vaiśvānara. You are king of the communities belonging to the sons of Manu. Through combat you made a wide realm for the gods.</text:p>
      <text:p text:style-name="P2">6. I now proclaim the greatness of the bull, whom the Pūrus attend upon as Vr ̥ tra-smasher. Vaiśvānara, Agni, having smashed the Dasyu, shook the wooden barriers, cut down Śambara.</text:p>
      <text:p text:style-name="P2">7. Vaiśvānara, belonging to all communities by his greatness, worthy of the sacrifice among the Bharadvājas, far-radiant, Agni, displaying liberality, at the (place of) Śātavaneya of many stratagems, is awakened with hundredfold (ri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07T18:53:12.984453802</dc:date>
    <meta:editing-duration>PT39M21S</meta:editing-duration>
    <meta:editing-cycles>10</meta:editing-cycles>
    <meta:document-statistic meta:table-count="0" meta:image-count="0" meta:object-count="0" meta:page-count="2" meta:paragraph-count="27" meta:word-count="556" meta:character-count="2900" meta:non-whitespace-character-count="2375"/>
  </office:meta>
</office:document-meta>
</file>